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7.091cm"/>
        </style:tab-stops>
      </style:paragraph-properties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>
        <style:tab-stops>
          <style:tab-stop style:position="7.09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>
        <style:tab-stops>
          <style:tab-stop style:position="7.09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No_20_Spacing">
      <style:paragraph-properties fo:text-align="center" style:justify-single-word="false"/>
    </style:style>
    <style:style style:name="P10" style:family="paragraph" style:parent-style-name="No_20_Spacing" style:master-page-name="Standard">
      <style:paragraph-properties style:page-number="auto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color="#c00000" fo:font-size="14pt" style:font-size-asian="14pt" style:font-size-complex="1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olitechnika Śląska</text:p>
      <text:p text:style-name="No_20_Spacing">Wydział Matematyk Stosowanej</text:p>
      <text:p text:style-name="No_20_Spacing">Kierunek Informatyka</text:p>
      <text:p text:style-name="P9">Gliwice, 29.01.2022</text:p>
      <text:p text:style-name="No_20_Spacing"/>
      <text:p text:style-name="No_20_Spacing"/>
      <text:p text:style-name="No_20_Spacing"/>
      <text:p text:style-name="P1"><text:span text:style-name="T1">Programowanie I</text:span></text:p>
      <text:p text:style-name="P1"><text:span text:style-name="T2">projekt zaliczeniowy</text:span></text:p>
      <text:p text:style-name="P1"><text:span text:style-name="T4">"</text:span><text:span text:style-name="T6">Cou</text:span><text:span text:style-name="T4">"</text:span></text:p>
      <text:p text:style-name="P4"/>
      <text:p text:style-name="P2"><text:span text:style-name="T7">Rafał Maciończyk gr. lab. 2/3</text:span></text:p>
      <text:p text:style-name="P5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Standard"><text:span text:style-name="T4">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<text:span text:style-name="T4">1. Opis projektu.</text:span></text:p>
      <text:p text:style-name="Standard"><text:span text:style-name="T5">Projektem jest prosta gra o dojeniu krowy zbudowana przy pomocy SFML.</text:span></text:p>
      <text:p text:style-name="Standard"><text:span text:style-name="T4">2. Wymagania </text:span></text:p>
      <text:p text:style-name="Standard"><text:span text:style-name="T5">-zapis progresu</text:span></text:p>
      <text:p text:style-name="Standard"><text:span text:style-name="T5">-odbieranie mleka</text:span></text:p>
      <text:p text:style-name="Standard"><text:span text:style-name="T5">-zdobywanie poziomów</text:span></text:p>
      <text:p text:style-name="Standard"><text:span text:style-name="T5">-minigra zwiazana z piciem</text:span></text:p>
      <text:p text:style-name="Standard"><text:span text:style-name="T5">-minigra związana z jedzeniem</text:span></text:p>
      <text:p text:style-name="Standard"><text:span text:style-name="T5">-minigra związana z spaniem</text:span></text:p>
      <text:p text:style-name="Standard"><text:span text:style-name="T4">3. Przebieg realizacji</text:span></text:p>
      <text:p text:style-name="Standard"><text:span text:style-name="T5">Kolejność wykonywania działań:</text:span></text:p>
      <text:p text:style-name="Standard"><text:span text:style-name="T5">-wyświetlanie ekranu</text:span></text:p>
      <text:p text:style-name="Standard"><text:span text:style-name="T5">-odbieranie mleka</text:span></text:p>
      <text:p text:style-name="Standard"><text:span text:style-name="T5">-zarabianie z odbierania mleka</text:span></text:p>
      <text:p text:style-name="Standard"><text:span text:style-name="T5">-stworzenie warunków odbierania mleka</text:span></text:p>
      <text:p text:style-name="Standard"><text:span text:style-name="T5">-stworzenie minigier odpowiadających za te warunki</text:span></text:p>
      <text:p text:style-name="Standard"><text:span text:style-name="T5">-zapis progresu do pliku i odczyt go przy uruchomieniu</text:span></text:p>
      <text:p text:style-name="Standard"><text:span text:style-name="T5">Wykorzystaną biblioteką jest SFML. Skorzystałem z odczytywania przycisków z klawiatury i możliwości wyświetlania programu w oknie.</text:span></text:p>
      <text:p text:style-name="Standard"><text:span text:style-name="T4">4. Instrukcja użytkownika </text:span></text:p>
      <text:p text:style-name="Standard"><text:span text:style-name="T5">J – uruchomienie minigry związanej z jedzenie </text:span></text:p>
      <text:list xml:id="list2105145333228532286" text:style-name="L1">
        <text:list-item>
          <text:list>
            <text:list-item>
              <text:p text:style-name="P6"><text:span text:style-name="T5">celem minigry jest podejście cou do jabłka przy pomocy strzałek na klawiaturze</text:span></text:p>
            </text:list-item>
          </text:list>
        </text:list-item>
      </text:list>
      <text:p text:style-name="Standard"><text:span text:style-name="T5">P – uruchomienie minigry związanej z piciem</text:span></text:p>
      <text:list xml:id="list6876223773319839430" text:style-name="L2">
        <text:list-item>
          <text:list>
            <text:list-item>
              <text:p text:style-name="P7"><text:soft-page-break/><text:span text:style-name="T5">celem minigry jest wyjęcie wiadra wody ze studni przy pomocy spacji na klawiaturze</text:span></text:p>
            </text:list-item>
          </text:list>
        </text:list-item>
      </text:list>
      <text:p text:style-name="Standard"><text:span text:style-name="T5">S – uruchomienie minigry związanej ze spaniem</text:span></text:p>
      <text:list xml:id="list8078186009767632326" text:style-name="L3">
        <text:list-item>
          <text:list>
            <text:list-item>
              <text:p text:style-name="P8"><text:span text:style-name="T5">celem minigry jest policzenie owiec pokazujących się na ekranie i odpowiedź przy pomocy liczb na klawiaturze.</text:span></text:p>
            </text:list-item>
          </text:list>
        </text:list-item>
      </text:list>
      <text:p text:style-name="Standard"><text:span text:style-name="T5">M – odebranie mleka</text:span></text:p>
      <text:p text:style-name="Standard"><text:span text:style-name="T5"><text:tab/>- warunkiem odebrania mleka jest zapełnienie innych wskaźników w dużej części</text:span></text:p>
      <text:p text:style-name="Standard"><text:span text:style-name="T4">5. Podsumowanie i wnioski.</text:span></text:p>
      <text:p text:style-name="Standard"><text:span text:style-name="T5">Zrealizowałem wszystkie założenia programu i nie miałem z żadnym większego problemu.</text:span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</meta:initial-creator>
    <meta:editing-cycles>2</meta:editing-cycles>
    <meta:creation-date>2020-06-19T09:35:00</meta:creation-date>
    <dc:date>2022-01-29T19:39:42.20</dc:date>
    <meta:editing-duration>PT46S</meta:editing-duration>
    <meta:generator>OpenOffice/4.1.4$Win32 OpenOffice.org_project/414m5$Build-9788</meta:generator>
    <meta:document-statistic meta:table-count="0" meta:image-count="0" meta:object-count="0" meta:page-count="3" meta:paragraph-count="38" meta:word-count="200" meta:character-count="14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